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getUn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ListEnumFieldDeserializerTest.test_enu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ity.setUnits( List &lt; TimeUnit &gt; uni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